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3.3 Multiband RF Sensor Data Processing and Analysis System (Indian Air Force)</text:span> As a component of challenge 3, it is proposed to develop a Data Processing and Analysis tool for multiband RF data collected by RF sensor satellites. This multiband RF data is to be processed by a ground-based processing platform and analysed using AI tools.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4.1 Imagery data fusion for Optical and Radar data sources (Defence Space Agency)</text:span> As a component of challenge 4, it is proposed to develop a multi format imagery data fusion platform along with AI analytical tool which is capable of integrating the data received from multiple optical and radar sensors into a unified data set. The AI tool will analyse this unified data set to provide reliable space situational awareness.</text:p>
      <text:p text:style-name="Standard"/>
      <text:p text:style-name="Standard">6.5 AI/ ML based Change Detection for Multi Payload fused Imagery Data (Indian Air Force) As a component of challenge 6, it is proposed to develop a AI/ML based analytics on board for EO imagery which can give change detection and also can take intelligent decisions based on the outcome of imagery analysis. The on-board AI system which analyses the data generated from different payloads to glean useful information.</text:p>
      <text:p text:style-name="Standard"/>
      <text:p text:style-name="Standard">10.2 Intelligent Object Identification System with LIDAR and EO sensors (Defence Space Agency) As a component of challenge 10, it is proposed to develop an AI-based system to recognise potential threats to the satellite from debris. The satellite will carry LIDAR and EO sensors as payloads, whose data will be analysed by the on-board AI tool to predict approaching debris for collision avoidance and for providing inputs to the proximity and docking operations.</text:p>
      <text:p text:style-name="Standard"/>
      <text:p text:style-name="Standard"/>
      <text:p text:style-name="Standard">21.1 Cloud based Geo-AI software for monitoring of Facilities/Assets using IoT data (Indian Army) As a component of challenge 21, it is proposed to develop cloud based Geo-AI software to monitor the facilities using the IoT data. IoT data which is stored in a secure cloud has to be utilised by this AI software for effective monitoring and quick decision making during contingencie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0:46:16.987957953</meta:creation-date>
    <dc:date>2022-12-14T11:28:10.504198726</dc:date>
    <meta:editing-duration>PT31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31" meta:character-count="2025" meta:non-whitespace-character-count="1699"/>
  </office:meta>
</office:document-meta>
</file>